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W. Dunlap</text:p>
      <text:p text:style-name="Standard"><text:span text:style-name="T1">From Wikipedia, the free encyclopedia</text:span></text:p>
      <text:p text:style-name="Standard">https://en.wikipedia.org/wiki/David%20W.%20Dunlap<text:line-break/>Licensed under CC BY-SA 3.0:<text:line-break/>https://en.wikipedia.org/wiki/Wikipedia:Text_of_Creative_Commons_Attribution-ShareAlike_3.0_Unported_License</text:p>
      <text:p text:style-name="Standard"/>
      <text:h text:style-name="Heading_20_1" text:outline-level="1">David W. Dunlap</text:h>
      <text:list xml:id="list3454986363" text:style-name="WWNum1">
        <text:list-item>
          <text:p text:style-name="P2"><text:span text:style-name="T2">Between 1994 and 1999, Dunlap covered gay, lesbian, and AIDS issues for The New York Times.</text:span></text:p>
        </text:list-item>
        <text:list-item>
          <text:p text:style-name="P2"><text:span text:style-name="T2">The New York Times decided to officially document news about gay and lesbian communities after the AIDS-related death of Times reporter Jeffrey Schmalz in November 1993.</text:span></text:p>
        </text:list-item>
        <text:list-item>
          <text:p text:style-name="P2"><text:span text:style-name="T2">David W. Dunlap is an American journalist who worked as a reporter for The New York Times.</text:span></text:p>
        </text:list-item>
      </text:list>
      <text:p text:style-name="Standard">David W. Dunlap is an American journalist who worked as a reporter for The New York Times. He wrote a regular column, Building Blocks, that looked at the New York metropolitan area through its architecture, infrastructure, spaces, and places. He extensively documented the rebuilding of the World Trade Center after the September 11 attacks in 2001. He began writing about landmarks in 1981, when he was evicted from the New York Biltmore Hotel so that he would not be able to see its interior being demolished.</text:p>
      <text:p text:style-name="Standard">He began his career as a clerk to James Reston in 1975, became a graphics editor in 1976, and <text:s/>then reporter in 1981. Between 1994 and 1999, Dunlap covered gay, lesbian, and AIDS issues for The New York Times. He was the first reporter to officially cover the "gay and lesbian beat". The New York Times decided to officially document news about gay and lesbian communities after the AIDS-related death of Times reporter Jeffrey Schmalz in November 1993. Dunlap was sometimes criticized for covering the news from a politically left-leaning position. He retired from The Times in December 2017.</text:p>
      <text:p text:style-name="Standard">Dunlap is currently documenting the history of Provincetown, Mass., through its architecture, on the website Building Provincetown 2020, which is under construction.</text:p>
      <text:h text:style-name="Heading_20_1" text:outline-level="1">Awards</text:h>
      <text:list xml:id="list232235037048999" text:continue-numbering="true" text:style-name="WWNum1">
        <text:list-item>
          <text:p text:style-name="P2"><text:span text:style-name="T2">In 1992, he received the American Planning Association's New York Metro Chapter journalism award; other winners have included Brendan Gill, Paul Goldberger, Kenneth T. Jackson, and Elizabeth Kolbert.</text:span></text:p>
        </text:list-item>
        <text:list-item>
          <text:p text:style-name="P2"><text:span text:style-name="T2">Dunlap won the Citation of Excellence award from the American Institute of Architects.</text:span></text:p>
        </text:list-item>
      </text:list>
      <text:p text:style-name="Standard">Dunlap won the Citation of Excellence award from the American Institute of Architects. In 1992, he received the American Planning Association's New York Metro Chapter journalism award; other winners have included Brendan Gill, Paul Goldberger, Kenneth T. Jackson, and Elizabeth Kolbert.</text:p>
      <text:h text:style-name="Heading_20_1" text:outline-level="1">Books</text:h>
      <text:list xml:id="list232233692059372" text:continue-numbering="true" text:style-name="WWNum1">
        <text:list-item>
          <text:p text:style-name="P2"><text:span text:style-name="T2">(Dunlap was the photographer.)</text:span></text:p>
        </text:list-item>
        <text:list-item>
          <text:p text:style-name="P2"><text:span text:style-name="T2">Building Provincetown: A Guide to Its Social and Cultural History, Told Through Its Architecture.</text:span></text:p>
        </text:list-item>
        <text:list-item>
          <text:p text:style-name="P2"><text:span text:style-name="T2">The City Observed: New York, by Paul Goldberger.</text:span></text:p>
        </text:list-item>
      </text:list>
      <text:p text:style-name="Standard">From Abyssinian to Zion: A Guide to Manhattan's Houses of Worship. <text:s/>Columbia University Press, 2004.</text:p>
      <text:p text:style-name="Standard">On Broadway: A Journey Uptown Over Time. Rizzoli International, 1990.</text:p>
      <text:p text:style-name="Standard">Glory in Gotham: Manhattan's Houses of Worship: A Guide to Their History, Architecture and Legacy. <text:s/>City and Company, 2004.</text:p>
      <text:p text:style-name="Standard">Building Provincetown: A Guide to Its Social and Cultural History, Told Through Its Architecture. Town of Provincetown, Provincetown Historical Commission, 2015.</text:p>
      <text:p text:style-name="Standard">The City Observed: New York, by Paul Goldberger. Random House, 1979. (Dunlap was the photographer.)</text:p>
      <text:h text:style-name="Heading_20_1" text:outline-level="1">See also</text:h>
      <text:list xml:id="list232235183178198" text:continue-numbering="true" text:style-name="WWNum1">
        <text:list-item>
          <text:p text:style-name="P2"><text:soft-page-break/><text:span text:style-name="T2">LGBT culture in New York City</text:span></text:p>
        </text:list-item>
      </text:list>
      <text:p text:style-name="Standard">Ground Zero memorial</text:p>
      <text:p text:style-name="Standard">LGBT culture in New York City</text:p>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2" meta:paragraph-count="28" meta:word-count="501" meta:character-count="3287" meta:non-whitespace-character-count="28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